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2f0cbf"/>
    </style:style>
    <style:style style:name="P2" style:family="paragraph" style:parent-style-name="Heading_20_1">
      <style:text-properties officeooo:rsid="002bb14a" officeooo:paragraph-rsid="002f0cbf"/>
    </style:style>
    <style:style style:name="T1" style:family="text">
      <style:text-properties officeooo:rsid="002f0c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Event Queue</text:span></text:h>
      <text:p text:style-name="P1"><text:span text:style-name="T1">Both implementations currently perform blocking waits in the state machine, this means a lot of actions require two states which if there was an event queue would only require one.</text:span></text:p>
      <text:p text:style-name="P1"><text:span text:style-name="T1">The basic idea behind this is to implement a fifo queue which would take 'instructions' and translate them to functions that make them up. Ie an instruction might be #define EVENT_WAGO_SET_POSITIONING_MODE. By passing this instruction to the event queue, it would then handle calling the necessary instructions itself then signal back to the state machine when the instruction completed. This would also allow the state machine to not have to block while it sent updated IO's which would likely be very helpful once all slaves are being used at the sam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la223 </meta:initial-creator>
    <meta:creation-date>2014-02-12T09:09:15</meta:creation-date>
    <dc:date>2014-02-12T11:37:28</dc:date>
    <dc:creator>jcla223 </dc:creator>
    <meta:editing-duration>PT1H3M18S</meta:editing-duration>
    <meta:editing-cycles>33</meta:editing-cycles>
    <meta:generator>LibreOffice/3.6$Linux_X86_64 LibreOffice_project/360m1$Build-2</meta:generator>
    <meta:document-statistic meta:table-count="0" meta:image-count="0" meta:object-count="0" meta:page-count="1" meta:paragraph-count="3" meta:word-count="124" meta:character-count="750" meta:non-whitespace-character-count="629"/>
  </office:meta>
</office:document-meta>
</file>